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weight="bold" officeooo:rsid="00096a67" officeooo:paragraph-rsid="00096a67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0a7960" officeooo:paragraph-rsid="0019089c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096a67" officeooo:paragraph-rsid="00096a67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1d391c" officeooo:paragraph-rsid="001d391c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1ecf47" officeooo:paragraph-rsid="001d391c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>
        <style:tab-stops>
          <style:tab-stop style:position="2.064cm"/>
        </style:tab-stops>
      </style:paragraph-properties>
      <style:text-properties fo:font-weight="bold" officeooo:rsid="00096a67" officeooo:paragraph-rsid="00096a67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officeooo:rsid="001ecf47" officeooo:paragraph-rsid="001ecf47" style:font-style-asian="normal" style:font-style-complex="normal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officeooo:rsid="001d391c" officeooo:paragraph-rsid="00203b1f" style:font-style-asian="normal" style:font-style-complex="normal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weight="bold" officeooo:rsid="00096a67" officeooo:paragraph-rsid="00203b1f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1d391c" officeooo:paragraph-rsid="00203b1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19089c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9089c"/>
    </style:style>
    <style:style style:name="T9" style:family="text">
      <style:text-properties officeooo:rsid="00203b1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ДЗ <text:span text:style-name="T8">3</text:span></text:p>
      <text:p text:style-name="P1"/>
      <text:p text:style-name="P1">1 этап</text:p>
      <text:p text:style-name="P4">Сделал 5 страниц с одинаковым оформлением и разным основным содержанием:</text:p>
      <text:p text:style-name="P4">index.html, contact.html, members.html, faq.html, admin.html</text:p>
      <text:p text:style-name="P4">admin.html — защищаемая страница — необходимо аутентифицироваться под пользователем tomcat (например admin/admin) на странице login.html (реализовано через j_security_check). Реализован также выход (logout.html, сервлет /logout)</text:p>
      <text:p text:style-name="P4">На боковой панели вывел курсы валют — получаются jquery запросом с сервлета /<text:span text:style-name="T2">cbcurr</text:span><text:span text:style-name="T6">. В сервлете — получаем курсы валют на сегодня с сервиса ЦБ, затем с помощью Xpath выбираем 3 основных иностранных валюты, преобразуем в json с помощью gson и отдаем в ответ сервлета. На клиентской стороне преобразуем json в таблицу html.</text:span></text:p>
      <text:p text:style-name="P7">Сделал также поиск текста с поисковой формы в google.</text:p>
      <text:p text:style-name="P5"/>
      <text:p text:style-name="P2">После запуска приложение доступно по ссылке <text:span text:style-name="T7">localhost:8080/</text:span><text:span text:style-name="T1">rnk</text:span><text:span text:style-name="T3">/</text:span><text:span text:style-name="T4"> </text:span><text:span text:style-name="T5">.</text:span></text:p>
      <text:p text:style-name="P3"/>
      <text:p text:style-name="P9"><text:span text:style-name="T9">2</text:span> этап</text:p>
      <text:p text:style-name="P10">Сделал <text:span text:style-name="T9">вывод заголовков новостей с сайта m.lenta.ru. Сервлет /news с помощью Jsoup втаскивает заголовки и ссылки и формирует json. На клиентской стороне скрипт парсит json и формирует html таблицу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08:26:38.594947900</meta:creation-date>
    <dc:date>2018-10-18T07:36:49.486411341</dc:date>
    <meta:editing-duration>PT1H59M24S</meta:editing-duration>
    <meta:editing-cycles>21</meta:editing-cycles>
    <meta:generator>LibreOffice/6.0.3.2$Linux_X86_64 LibreOffice_project/00m0$Build-2</meta:generator>
    <meta:document-statistic meta:table-count="0" meta:image-count="0" meta:object-count="0" meta:page-count="1" meta:paragraph-count="10" meta:word-count="139" meta:character-count="1012" meta:non-whitespace-character-count="879"/>
  </office:meta>
</office:document-meta>
</file>